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Pictures/10000000000000200000002000309F1C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6cm" draw:marker-end-width="0.356cm" svg:stroke-opacity="100%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2.185cm"/>
    </style:style>
    <style:style style:name="gr9" style:family="graphic" style:parent-style-name="standard">
      <style:graphic-properties svg:stroke-color="#ff0000" draw:fill-color="#ff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fo:min-height="0.839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stroke="dash" draw:stroke-dash="Photon" svg:stroke-width="0.051cm" svg:stroke-color="#0000ff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Neutralino" svg:stroke-color="#ff00ff" draw:marker-start="Square" draw:marker-start-width="0.3cm" draw:marker-end="Line_20_Arrow" draw:marker-end-width="0.3cm" draw:textarea-vertical-align="middle" draw:shadow-offset-x="0.203cm" draw:shadow-offset-y="0.203cm"/>
    </style:style>
    <style:style style:name="gr17" style:family="graphic" style:parent-style-name="standard">
      <style:graphic-properties draw:stroke="dash" draw:stroke-dash="DP_5f_Photon" svg:stroke-width="0.152cm" svg:stroke-color="#00ff00" draw:marker-start="Circle" draw:marker-start-width="0.533cm" draw:marker-end="Arrow" draw:marker-end-width="0.533cm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objectwithoutfill">
      <style:graphic-properties draw:stroke="dash" draw:stroke-dash="Fine_20_Dott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331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0.16cm" svg:x="4.683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72cm" svg:y1="12.303cm" svg:x2="3.032cm" svg:y2="12.303cm">
          <text:p/>
        </draw:line>
        <draw:line draw:style-name="gr3" draw:text-style-name="P1" draw:layer="layout" svg:x1="16.113cm" svg:y1="12.303cm" svg:x2="20.177cm" svg:y2="12.303cm">
          <text:p/>
        </draw:line>
        <draw:custom-shape draw:style-name="gr4" draw:text-style-name="P1" draw:layer="layout" svg:width="4.297cm" svg:height="0.506cm" svg:x="16.672cm" svg:y="7.16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882cm" svg:height="0.508cm" svg:x="0.879cm" svg:y="7.2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0.779cm" svg:y1="6.969cm" svg:x2="10.906cm" svg:y2="19.415cm">
          <text:p/>
        </draw:line>
        <draw:frame draw:style-name="gr5" draw:layer="layout" svg:width="1.27cm" svg:height="0.962cm" svg:x="19.923cm" svg:y="12.049cm">
          <draw:text-box>
            <text:p>Z</text:p>
          </draw:text-box>
        </draw:frame>
        <draw:frame draw:style-name="gr5" draw:layer="layout" svg:width="1.27cm" svg:height="0.962cm" svg:x="10.525cm" svg:y="4.429cm">
          <draw:text-box>
            <text:p><text:s/>X</text:p>
          </draw:text-box>
        </draw:frame>
        <draw:custom-shape draw:style-name="gr6" draw:text-style-name="P1" draw:layer="layout" svg:width="1.524cm" svg:height="0.508cm" svg:x="10.906cm" svg:y="12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24cm" svg:height="0.508cm" svg:x="9.382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27cm" svg:height="0.962cm" svg:x="10.398cm" svg:y="12.992cm">
          <draw:text-box>
            <text:p>IP</text:p>
          </draw:text-box>
        </draw:frame>
        <draw:frame draw:style-name="gr8" draw:text-style-name="P2" draw:layer="layout" svg:width="2.921cm" svg:height="2.435cm" svg:x="18.526cm" svg:y="7.731cm">
          <draw:text-box>
            <text:p text:style-name="P2"><text:span text:style-name="T1">Beam</text:span></text:p>
            <text:p text:style-name="P2"><text:span text:style-name="T1">Muons</text:span></text:p>
          </draw:text-box>
        </draw:frame>
        <draw:frame draw:style-name="gr5" draw:layer="layout" svg:width="3.666cm" svg:height="0.962cm" svg:x="0.509cm" svg:y="13.246cm">
          <draw:text-box>
            <text:p>R = 1.29m</text:p>
          </draw:text-box>
        </draw:frame>
        <draw:custom-shape draw:style-name="gr9" draw:text-style-name="P1" draw:layer="layout" svg:width="0.762cm" svg:height="0.762cm" svg:x="10.474cm" svg:y="11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0" draw:layer="layout" svg:width="1.005cm" svg:height="0.962cm" svg:x="8.91cm" svg:y="12.738cm">
          <draw:text-box>
            <text:p>L</text:p>
          </draw:text-box>
        </draw:frame>
        <draw:frame draw:style-name="gr11" draw:layer="layout" svg:width="1.111cm" svg:height="0.962cm" svg:x="12.049cm" svg:y="12.811cm">
          <draw:text-box>
            <text:p>R</text:p>
          </draw:text-box>
        </draw:frame>
        <draw:frame draw:style-name="gr12" draw:layer="layout" svg:width="2.413cm" svg:height="1.089cm" svg:x="16.113cm" svg:y="14.589cm">
          <draw:text-box>
            <text:p><text:s/></text:p>
          </draw:text-box>
        </draw:frame>
        <draw:frame draw:style-name="gr13" draw:layer="layout" svg:width="1.999cm" svg:height="0.999cm" svg:x="9.999cm" svg:y="13.6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" draw:layer="layout" svg:width="5.207cm" svg:height="0.962cm" svg:x="8.747cm" svg:y="6.588cm">
          <draw:text-box>
            <text:p text:style-name="P2"><text:span text:style-name="T1">ECAL Crystals</text:span></text:p>
          </draw:text-box>
        </draw:frame>
        <draw:frame draw:style-name="gr14" draw:text-style-name="P2" draw:layer="layout" svg:width="5.08cm" svg:height="0.962cm" svg:x="8.366cm" svg:y="17.637cm">
          <draw:text-box>
            <text:p text:style-name="P2"><text:span text:style-name="T1">ECAL Crystals</text:span></text:p>
          </draw:text-box>
        </draw:frame>
        <draw:line draw:style-name="gr15" draw:text-style-name="P1" draw:layer="layout" svg:x1="10.906cm" svg:y1="12.176cm" svg:x2="12.684cm" svg:y2="7.223cm">
          <text:p/>
        </draw:line>
        <draw:line draw:style-name="gr16" draw:text-style-name="P1" draw:layer="layout" svg:x1="11.033cm" svg:y1="12.303cm" svg:x2="13.573cm" svg:y2="10.652cm">
          <text:p/>
        </draw:line>
        <draw:line draw:style-name="gr17" draw:text-style-name="P1" draw:layer="layout" svg:x1="13.446cm" svg:y1="10.652cm" svg:x2="12.303cm" svg:y2="7.35cm">
          <text:p/>
        </draw:line>
        <draw:line draw:style-name="gr2" draw:text-style-name="P1" draw:layer="layout" svg:x1="20.685cm" svg:y1="5.953cm" svg:x2="16.748cm" svg:y2="8.493cm">
          <text:p/>
        </draw:line>
        <draw:line draw:style-name="gr2" draw:text-style-name="P1" draw:layer="layout" svg:x1="1.889cm" svg:y1="6.08cm" svg:x2="5.318cm" svg:y2="8.493cm">
          <text:p/>
        </draw:line>
        <draw:path draw:style-name="gr2" draw:text-style-name="P1" draw:layer="layout" svg:width="1.523cm" svg:height="0.888cm" draw:transform="rotate (1.5707963267949) translate (10.906cm 12.43cm)" svg:viewBox="0 0 1524 889" svg:d="m0 867c576 110 845-220 1257-330 595-159 80-537-419-537h-419l-252 21">
          <text:p/>
        </draw:path>
        <draw:path draw:style-name="gr2" draw:text-style-name="P1" draw:layer="layout" svg:width="1.606cm" svg:height="0.974cm" draw:transform="skewX (0.399854931631901) rotate (1.24023096646717) translate (9.82985425770245cm 12.2881826383445cm)" svg:viewBox="0 0 1607 975" svg:d="m0 74c449 26 897-143 1332-41 557 130 161 677-240 755l-328 164-302 23">
          <text:p/>
        </draw:path>
        <draw:path draw:style-name="gr2" draw:text-style-name="P1" draw:layer="layout" svg:width="1.086cm" svg:height="0.754cm" draw:transform="skewX (0.601964059012844) rotate (0.925897168182992) translate (13.517cm 12.247cm)" svg:viewBox="0 0 1087 755" svg:d="m0 0 609 30 406 348 72 377">
          <text:p/>
        </draw:path>
        <draw:path draw:style-name="gr2" draw:text-style-name="P1" draw:layer="layout" svg:width="0.953cm" svg:height="0.688cm" draw:transform="skewX (0.419751685104636) rotate (0.816814089933346) translate (7.223cm 12.176cm)" svg:viewBox="0 0 954 689" svg:d="m0 0 535 28 356 317 63 344">
          <text:p/>
        </draw:path>
        <draw:frame draw:style-name="gr18" draw:layer="layout" svg:width="1.524cm" svg:height="0.962cm" svg:x="7.146cm" svg:y="11.046cm">
          <draw:text-box>
            <text:p>B2</text:p>
          </draw:text-box>
        </draw:frame>
        <draw:frame draw:style-name="gr19" draw:layer="layout" svg:width="1.524cm" svg:height="1.143cm" svg:x="13.192cm" svg:y="11.16cm">
          <draw:text-box>
            <text:p>B2</text:p>
          </draw:text-box>
        </draw:frame>
        <draw:frame draw:style-name="gr18" draw:layer="layout" svg:width="1.778cm" svg:height="0.962cm" svg:x="9.763cm" svg:y="10.198cm">
          <draw:text-box>
            <text:p>B1</text:p>
          </draw:text-box>
        </draw:frame>
        <draw:frame draw:style-name="gr18" draw:layer="layout" svg:width="1.524cm" svg:height="0.962cm" svg:x="10.779cm" svg:y="10.198cm">
          <draw:text-box>
            <text:p>B1</text:p>
          </draw:text-box>
        </draw:frame>
        <draw:line draw:style-name="gr20" draw:text-style-name="P1" draw:layer="layout" svg:x1="13.573cm" svg:y1="10.779cm" svg:x2="16.367cm" svg:y2="11.287cm">
          <text:p/>
        </draw:line>
        <draw:line draw:style-name="gr3" draw:text-style-name="P1" draw:layer="layout" svg:x1="10.779cm" svg:y1="6.989cm" svg:x2="10.779cm" svg:y2="5.064cm">
          <text:p/>
        </draw:line>
        <draw:line draw:style-name="gr3" draw:text-style-name="P1" draw:layer="measurelines" svg:x1="4.002cm" svg:y1="12.378cm" svg:x2="4.048cm" svg:y2="17.637cm">
          <text:p/>
        </draw:line>
        <draw:custom-shape draw:style-name="gr4" draw:text-style-name="P1" draw:layer="measurelines" svg:width="4.297cm" svg:height="0.508cm" svg:x="16.875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20.929cm" svg:y1="18.653cm" svg:x2="16.875cm" svg:y2="16.494cm">
          <text:p/>
        </draw:line>
        <draw:custom-shape draw:style-name="gr4" draw:text-style-name="P1" draw:layer="measurelines" svg:width="4.501cm" svg:height="0.573cm" svg:x="0.69cm" svg:y="17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measurelines" svg:width="0.571cm" svg:height="0.542cm" svg:x="16.367cm" svg:y="11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measurelines" svg:width="2.557cm" svg:height="0.878cm" svg:x="12.938cm" svg:y="8.7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measurelines" svg:width="1.481cm" svg:height="0.624cm" svg:x="10.822cm" svg:y="9.1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measurelines" svg:width="1.566cm" svg:height="0.807cm" svg:x="10.864cm" svg:y="5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measurelines" svg:width="1.617cm" svg:height="0.63cm" svg:x="10.906cm" svg:y="18.9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measurelines" svg:width="2.124cm" svg:height="0.807cm" svg:x="18.907cm" svg:y="18.5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measurelines" svg:width="2.124cm" svg:height="0.807cm" svg:x="18.78cm" svg:y="5.1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measurelines" svg:width="2.641cm" svg:height="0.807cm" svg:x="0.955cm" svg:y="5.2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measurelines" svg:width="2.641cm" svg:height="0.807cm" svg:x="0.955cm" svg:y="18.7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2" draw:layer="layout" svg:width="2.921cm" svg:height="1.673cm" svg:x="18.526cm" svg:y="15.605cm">
          <draw:text-box>
            <text:p text:style-name="P2"><text:span text:style-name="T1">Beam</text:span></text:p>
            <text:p text:style-name="P2"><text:span text:style-name="T1">Muons</text:span></text:p>
          </draw:text-box>
        </draw:frame>
        <draw:frame draw:style-name="gr21" draw:text-style-name="P2" draw:layer="layout" svg:width="2.921cm" svg:height="1.673cm" svg:x="0.69cm" svg:y="7.582cm">
          <draw:text-box>
            <text:p text:style-name="P2"><text:span text:style-name="T1">Beam</text:span></text:p>
            <text:p text:style-name="P2"><text:span text:style-name="T1">Muons</text:span></text:p>
          </draw:text-box>
        </draw:frame>
        <draw:frame draw:style-name="gr22" draw:text-style-name="P2" draw:layer="layout" svg:width="2.921cm" svg:height="1.673cm" svg:x="1.254cm" svg:y="15.478cm">
          <draw:text-box>
            <text:p text:style-name="P2"><text:span text:style-name="T1">Beam</text:span></text:p>
            <text:p text:style-name="P2"><text:span text:style-name="T1">Muons</text:span></text:p>
          </draw:text-box>
        </draw:frame>
        <draw:line draw:style-name="gr2" draw:text-style-name="P1" draw:layer="layout" svg:x1="5.191cm" svg:y1="16.494cm" svg:x2="1.508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P_5f_Photon" draw:display-name="DP_Photon" draw:style="rect" draw:dots1="1" draw:dots2="1" draw:distance="0.102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Neutralino" draw:style="rect" draw:dots1="4" draw:dots1-length="197%" draw:dots2="3" draw:distance="102%"/>
    <draw:stroke-dash draw:name="Photon" draw:style="rect" draw:dots1="1" draw:dots2="1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56cm" fo:margin-bottom="7.435cm" fo:margin-left="0.69cm" fo:margin-right="0.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1T12:52:55</meta:creation-date>
    <dc:date>2012-11-01T19:43:10</dc:date>
    <meta:editing-duration>PT6H33M39S</meta:editing-duration>
    <meta:editing-cycles>41</meta:editing-cycles>
    <meta:generator>LibreOffice/3.4$Unix LibreOffice_project/340m1$Build-502</meta:generator>
    <meta:document-statistic meta:object-count="52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2/content.xml><?xml version="1.0" encoding="utf-8"?>
<math xmlns="http://www.w3.org/1998/Math/MathML">
  <semantics>
    <mrow>
      <mover accent="true">
        <mrow>
          <mi>G</mi>
        </mrow>
        <mo stretchy="false">̃</mo>
      </mover>
    </mrow>
    <annotation encoding="StarMath 5.0">tilde{G}</annotation>
  </semantics>
</math>
</file>

<file path=Object 3/content.xml><?xml version="1.0" encoding="utf-8"?>
<math xmlns="http://www.w3.org/1998/Math/MathML">
  <semantics>
    <mrow>
      <msub>
        <mo stretchy="false">γ</mo>
        <mrow>
          <mi mathvariant="italic">Sig</mi>
        </mrow>
      </msub>
    </mrow>
    <annotation encoding="StarMath 5.0">%gamma_{Sig}</annotation>
  </semantics>
</math>
</file>

<file path=Object 4/content.xml><?xml version="1.0" encoding="utf-8"?>
<math xmlns="http://www.w3.org/1998/Math/MathML">
  <semantics>
    <mrow>
      <msub>
        <mo stretchy="false">γ</mo>
        <mrow>
          <mi mathvariant="italic">True</mi>
        </mrow>
      </msub>
    </mrow>
    <annotation encoding="StarMath 5.0">%gamma_{True}</annotation>
  </semantics>
</math>
</file>

<file path=Object 5/content.xml><?xml version="1.0" encoding="utf-8"?>
<math xmlns="http://www.w3.org/1998/Math/MathML">
  <semantics>
    <mrow>
      <mrow>
        <mo stretchy="false">ϕ</mo>
        <mo stretchy="false">=</mo>
        <mn>0</mn>
      </mrow>
    </mrow>
    <annotation encoding="StarMath 5.0">%phi = 0</annotation>
  </semantics>
</math>
</file>

<file path=Object 6/content.xml><?xml version="1.0" encoding="utf-8"?>
<math xmlns="http://www.w3.org/1998/Math/MathML">
  <semantics>
    <mrow>
      <mrow>
        <mo stretchy="false">ϕ</mo>
        <mo stretchy="false">=</mo>
        <mo stretchy="false">π</mo>
      </mrow>
    </mrow>
    <annotation encoding="StarMath 5.0">%phi = %pi</annotation>
  </semantics>
</math>
</file>

<file path=Object 7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8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9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